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4575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3">
          <table:table-cell office:value-type="string">
            <text:p>V_Alph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3">
          <table:table-cell office:value-type="string">
            <text:p>V_Alph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3">
          <table:table-cell office:value-type="string">
            <text:p>V_Beta1</text:p>
          </table:table-cell>
          <table:table-cell table:style-name="ce4" office:value-type="float" office:value="600">
            <text:p>6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3">
          <table:table-cell office:value-type="string">
            <text:p>V_Delta1</text:p>
          </table:table-cell>
          <table:table-cell table:style-name="ce4" office:value-type="float" office:value="1500">
            <text:p>15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3/20/2015</text:date>, <text:time>21:0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0T21:02:52.72</dc:date>
    <dc:creator>Wister </dc:creator>
    <meta:editing-duration>PT1H22M24S</meta:editing-duration>
    <meta:editing-cycles>24</meta:editing-cycles>
    <meta:document-statistic meta:table-count="1" meta:cell-count="221" meta:object-count="0"/>
  </office:meta>
</office:document-meta>
</file>